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0000"/>
    </style:style>
    <style:style style:name="ce3" style:family="table-cell" style:parent-style-name="Default" style:data-style-name="N0">
      <style:table-cell-properties fo:background-color="#F4B084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6.72041666666667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8.83708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Anzahl</text:p>
          </table:table-cell>
          <table:table-cell office:value-type="string" table:style-name="ce1">
            <text:p>Beschreibung</text:p>
          </table:table-cell>
          <table:table-cell office:value-type="string" table:style-name="ce1">
            <text:p>Preis</text:p>
          </table:table-cell>
          <table:table-cell table:number-columns-repeated="16381" table:style-name="ce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M5Nutensteine, 13,90, nicht brauchbar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string" table:style-name="ce1">
            <text:p>Gesamtkosten:</text:p>
          </table:table-cell>
          <table:table-cell office:value-type="float" office:value="152.66999999999999" table:formula="of:=SUM([.C2:.C40])" table:style-name="ce1">
            <text:p>152,67</text:p>
          </table:table-cell>
          <table:table-cell table:style-name="ce1"/>
          <table:table-cell office:value-type="string" table:style-name="ce3">
            <text:p>Zusatzdinge für Neuen Drucker</text:p>
          </table:table-cell>
          <table:table-cell table:number-columns-repeated="16376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luProfilverbinder</text:p>
          </table:table-cell>
          <table:table-cell office:value-type="float" office:value="6.68" table:style-name="ce1">
            <text:p>6,68</text:p>
          </table:table-cell>
          <table:table-cell table:number-columns-repeated="4" table:style-name="ce1"/>
          <table:table-cell office:value-type="string" table:style-name="ce1">
            <text:p>E3D V6 Full Metal (ink. Shipping und Socks)</text:p>
          </table:table-cell>
          <table:table-cell office:value-type="float" office:value="80" table:style-name="ce1">
            <text:p>80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8 Lead Screw 400mm</text:p>
          </table:table-cell>
          <table:table-cell office:value-type="float" office:value="5.8" table:style-name="ce1">
            <text:p>5,8</text:p>
          </table:table-cell>
          <table:table-cell table:number-columns-repeated="4" table:style-name="ce1"/>
          <table:table-cell office:value-type="string" table:style-name="ce1">
            <text:p>Sintron Kit (DriverBoard + LCD)</text:p>
          </table:table-cell>
          <table:table-cell table:style-name="ce1"/>
          <table:table-cell office:value-type="float" office:value="43.95" table:style-name="ce1">
            <text:p>43,95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623ZZ Lager</text:p>
          </table:table-cell>
          <table:table-cell office:value-type="float" office:value="7.54" table:style-name="ce1">
            <text:p>7,54</text:p>
          </table:table-cell>
          <table:table-cell table:number-columns-repeated="4" table:style-name="ce1"/>
          <table:table-cell office:value-type="string" table:style-name="ce1">
            <text:p>Ramps Board http://www.banggood.com/3D-Printer-RAMPS-1_4-Controller-MEGA2560-R3-A4988-With-Heat-Sink-Kit-p-984594.html?p=9X051049165582016063</text:p>
          </table:table-cell>
          <table:table-cell office:value-type="float" office:value="22.15" table:style-name="ce1">
            <text:p>22,15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5M 2GT Belt + 2 2GT 20T 5mm Zahnrad</text:p>
          </table:table-cell>
          <table:table-cell office:value-type="float" office:value="8.2799999999999994" table:style-name="ce1">
            <text:p>8,28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Stepper Motoren http://www.banggood.com/JKM-42-Hybrid-Stepper-Motor-2-Phase-1_840MM-For-CNC-Router-p-933548.html?p=9X051049165582016063</text:p>
          </table:table-cell>
          <table:table-cell office:value-type="float" office:value="53.68" table:formula="of:=4*13.42" table:style-name="ce4">
            <text:p>53,68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5M 2GT Belt</text:p>
          </table:table-cell>
          <table:table-cell office:value-type="float" office:value="5.99" table:style-name="ce1">
            <text:p>5,99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ndstops http://www.banggood.com/3Pcs-RAMP2,83S-1_4-Endstop-Switch-For-RepRap-Mendel-3D-Printer-With-70cm-Cable-p-1054557.html</text:p>
          </table:table-cell>
          <table:table-cell office:value-type="float" office:value="2.83" table:style-name="ce1">
            <text:p>2,83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M8UU</text:p>
          </table:table-cell>
          <table:table-cell office:value-type="float" office:value="5.92" table:style-name="ce1">
            <text:p>5,92</text:p>
          </table:table-cell>
          <table:table-cell table:number-columns-repeated="4" table:style-name="ce1"/>
          <table:table-cell office:value-type="string" table:style-name="ce1">
            <text:p>Heatbed MK3 http://www.banggood.com/Standard-3D-Printer-3MM-MK3-Aluminum-Board-PCB-Heat-Bed-For-Reprap-p-989030.html?p=9X051049165582016063</text:p>
          </table:table-cell>
          <table:table-cell office:value-type="float" office:value="12.99" table:style-name="ce1">
            <text:p>12,99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ersand LM8UU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string" table:style-name="ce1">
            <text:p>Gesamtkosten Neubau:</text:p>
          </table:table-cell>
          <table:table-cell office:value-type="float" office:value="344.45" table:formula="of:=SUM([.F2];[.I3:.I40])" table:style-name="ce1">
            <text:p>344,45</text:p>
          </table:table-cell>
          <table:table-cell table:style-name="ce1"/>
          <table:table-cell office:value-type="string" table:style-name="ce1">
            <text:p>Mini PSU 360W http://www.banggood.com/Mini-Switching-Power-Supply-220V-to-12V-30A-360W-for-LED-Strip-Light-p-1017264.html?rmmds=mywishlist</text:p>
          </table:table-cell>
          <table:table-cell office:value-type="float" office:value="18.5" table:style-name="ce1">
            <text:p>18,5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F-1 Kupferlegierte Gleitlager</text:p>
          </table:table-cell>
          <table:table-cell office:value-type="float" office:value="3.08" table:style-name="ce1">
            <text:p>3,08</text:p>
          </table:table-cell>
          <table:table-cell table:number-columns-repeated="4" table:style-name="ce1"/>
          <table:table-cell office:value-type="string" table:style-name="ce1">
            <text:p>100K Thermistor http://www.banggood.com/NTC-Thermistor-100K-With-1M-Cable-For-3D-Printer-RepRap-p-944238.html?p=9X051049165582016063</text:p>
          </table:table-cell>
          <table:table-cell office:value-type="float" office:value="1.63" table:style-name="ce1">
            <text:p>1,63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990mm Aluprofil 5 20x20mm</text:p>
          </table:table-cell>
          <table:table-cell office:value-type="float" office:value="36.6" table:style-name="ce1">
            <text:p>36,6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inbau Gerätestecker</text:p>
          </table:table-cell>
          <table:table-cell office:value-type="float" office:value="4.9000000000000004" table:style-name="ce1">
            <text:p>4,9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000mmLinearwelle 8mm h9</text:p>
          </table:table-cell>
          <table:table-cell office:value-type="float" office:value="11.52" table:style-name="ce1">
            <text:p>11,52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ersandkosten cncshop</text:p>
          </table:table-cell>
          <table:table-cell office:value-type="float" office:value="6.9" table:style-name="ce1">
            <text:p>6,9</text:p>
          </table:table-cell>
          <table:table-cell table:number-columns-repeated="16381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M5Nutensteine neu<text:s/></text:p>
          </table:table-cell>
          <table:table-cell office:value-type="float" office:value="24.9" table:style-name="ce1">
            <text:p>24,9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ersandkosten Nutensteine</text:p>
          </table:table-cell>
          <table:table-cell office:value-type="float" office:value="9.9" table:style-name="ce1">
            <text:p>9,9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T2 Timingbelts</text:p>
          </table:table-cell>
          <table:table-cell office:value-type="float" office:value="12.67" table:style-name="ce1">
            <text:p>12,67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6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irczy, Michael (michael.hirczy@uni-graz.at)</dc:creator>
    <dc:date>2017-01-10T14:58:04Z</dc:date>
    <meta:editing-duration>PT0S</meta:editing-duration>
  </office:meta>
</office:document-meta>
</file>